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6abe" officeooo:paragraph-rsid="000d6abe" style:font-weight-asian="bold" style:font-weight-complex="bold"/>
    </style:style>
    <style:style style:name="P2" style:family="paragraph" style:parent-style-name="Standard">
      <style:text-properties fo:font-weight="bold" officeooo:rsid="000d6abe" officeooo:paragraph-rsid="000d6abe" fo:background-color="#dddddd" style:font-weight-asian="bold" style:font-weight-complex="bold"/>
    </style:style>
    <style:style style:name="P3" style:family="paragraph" style:parent-style-name="Standard">
      <style:text-properties fo:font-weight="normal" officeooo:rsid="000d6abe" officeooo:paragraph-rsid="000d6abe" style:font-weight-asian="normal" style:font-weight-complex="normal"/>
    </style:style>
    <style:style style:name="P4" style:family="paragraph" style:parent-style-name="Standard">
      <style:text-properties fo:font-weight="normal" officeooo:rsid="000d6abe" officeooo:paragraph-rsid="000d6abe" fo:background-color="#dddddd" style:font-weight-asian="normal" style:font-weight-complex="normal"/>
    </style:style>
    <style:style style:name="P5" style:family="paragraph" style:parent-style-name="Standard">
      <style:text-properties officeooo:paragraph-rsid="000d6abe"/>
    </style:style>
    <style:style style:name="P6" style:family="paragraph" style:parent-style-name="Preformatted_20_Text">
      <style:text-properties fo:color="#a9b7c6" style:font-name="DejaVu Sans Mono" fo:font-size="11.3000001907349pt" fo:font-weight="normal" officeooo:rsid="000d6abe" officeooo:paragraph-rsid="000d6abe" style:font-weight-asian="normal" style:font-weight-complex="normal"/>
    </style:style>
    <style:style style:name="P7" style:family="paragraph" style:parent-style-name="Preformatted_20_Text">
      <style:paragraph-properties fo:margin-top="0cm" fo:margin-bottom="0.499cm" loext:contextual-spacing="false"/>
      <style:text-properties fo:color="#808080" style:font-name="DejaVu Sans Mono" fo:font-size="11.3000001907349pt"/>
    </style:style>
    <style:style style:name="P8" style:family="paragraph" style:parent-style-name="Preformatted_20_Text">
      <style:text-properties fo:color="#a9b7c6"/>
    </style:style>
    <style:style style:name="P9" style:family="paragraph" style:parent-style-name="Preformatted_20_Text">
      <style:text-properties fo:color="#a9b7c6" style:font-name="DejaVu Sans Mono" fo:font-size="11.3000001907349pt"/>
    </style:style>
    <style:style style:name="P10" style:family="paragraph" style:parent-style-name="Preformatted_20_Text">
      <style:text-properties fo:color="#a9b7c6" style:font-name="DejaVu Sans Mono" fo:font-size="11.3000001907349pt" fo:font-weight="normal" officeooo:rsid="000d6abe" officeooo:paragraph-rsid="000dad3c" style:font-weight-asian="normal" style:font-weight-complex="normal"/>
    </style:style>
    <style:style style:name="P11" style:family="paragraph" style:parent-style-name="Preformatted_20_Text">
      <style:text-properties fo:color="#808080"/>
    </style:style>
    <style:style style:name="P12" style:family="paragraph" style:parent-style-name="Standard">
      <style:text-properties fo:font-weight="normal" officeooo:rsid="000d6abe" officeooo:paragraph-rsid="000d6abe" style:font-weight-asian="normal" style:font-weight-complex="normal"/>
    </style:style>
    <style:style style:name="T1" style:family="text">
      <style:text-properties officeooo:rsid="000d6abe"/>
    </style:style>
    <style:style style:name="T2" style:family="text">
      <style:text-properties fo:font-weight="normal" style:font-weight-asian="normal" style:font-weight-complex="normal"/>
    </style:style>
    <style:style style:name="T3" style:family="text">
      <style:text-properties fo:font-weight="normal" officeooo:rsid="000d6abe" style:font-weight-asian="normal" style:font-weight-complex="normal"/>
    </style:style>
    <style:style style:name="T4" style:family="text">
      <style:text-properties fo:font-weight="normal" officeooo:rsid="000dad3c" style:font-weight-asian="normal" style:font-weight-complex="normal"/>
    </style:style>
    <style:style style:name="T5" style:family="text">
      <style:text-properties fo:color="#cc7832"/>
    </style:style>
    <style:style style:name="T6" style:family="text">
      <style:text-properties fo:color="#cc7832" style:font-name="DejaVu Sans Mono" fo:font-size="11.3000001907349pt"/>
    </style:style>
    <style:style style:name="T7" style:family="text">
      <style:text-properties fo:color="#a5c261"/>
    </style:style>
    <style:style style:name="T8" style:family="text">
      <style:text-properties fo:color="#a5c261" style:font-name="DejaVu Sans Mono" fo:font-size="11.3000001907349pt"/>
    </style:style>
    <style:style style:name="T9" style:family="text">
      <style:text-properties fo:color="#a5c261" style:font-name="DejaVu Sans Mono" fo:font-size="11.3000001907349pt" officeooo:rsid="000dad3c"/>
    </style:style>
    <style:style style:name="T10" style:family="text">
      <style:text-properties style:font-name="DejaVu Sans Mono" fo:font-size="11.3000001907349pt"/>
    </style:style>
    <style:style style:name="T11" style:family="text">
      <style:text-properties fo:color="#bbb529" style:font-name="DejaVu Sans Mono" fo:font-size="11.3000001907349pt"/>
    </style:style>
    <style:style style:name="T12" style:family="text">
      <style:text-properties fo:color="#ffc66d" style:font-name="DejaVu Sans Mono" fo:font-size="11.3000001907349pt"/>
    </style:style>
    <style:style style:name="T13" style:family="text">
      <style:text-properties fo:color="#94558d" style:font-name="DejaVu Sans Mono" fo:font-size="11.3000001907349pt"/>
    </style:style>
    <style:style style:name="T14" style:family="text">
      <style:text-properties fo:color="#808080"/>
    </style:style>
    <style:style style:name="T15" style:family="text">
      <style:text-properties fo:color="#808080" style:font-name="DejaVu Sans Mono" fo:font-size="11.3000001907349pt"/>
    </style:style>
    <style:style style:name="T16" style:family="text">
      <style:text-properties fo:color="#6a8759" style:font-name="DejaVu Sans Mono" fo:font-size="11.3000001907349pt"/>
    </style:style>
    <style:style style:name="T17" style:family="text">
      <style:text-properties fo:color="#8888c6"/>
    </style:style>
    <style:style style:name="T18" style:family="text">
      <style:text-properties fo:color="#8888c6" style:font-name="DejaVu Sans Mono" fo:font-size="11.3000001907349pt"/>
    </style:style>
    <style:style style:name="T19" style:family="text">
      <style:text-properties fo:color="#b200b2" style:font-name="DejaVu Sans Mono" fo:font-size="11.30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5. <text:span text:style-name="T2">Share an example of your work (code/repository) that you are proud of and tell us</text:span></text:p>
      <text:p text:style-name="P4">why.</text:p>
      <text:p text:style-name="P3"/>
      <text:p text:style-name="P1">Solut’n:</text:p>
      <text:p text:style-name="P5"><text:span text:style-name="T3"><text:tab/>As i have signed NDA for trendzlink, so i couldnt share even a small bit of code from my workplace. But can answer the query </text:span><text:span text:style-name="T4">with</text:span><text:span text:style-name="T3"> </text:span>tweak<text:span text:style-name="T1">ed</text:span><text:span text:style-name="T3"> code snippet.</text:span></text:p>
      <text:p text:style-name="P3"/>
      <text:p text:style-name="P6"/>
      <text:p text:style-name="P10"><text:span text:style-name="T5">import os</text:span></text:p>
      <text:p text:style-name="P9"><text:span text:style-name="T5">import </text:span>django</text:p>
      <text:p text:style-name="P9">os.environ.setdefault(<text:span text:style-name="T7">'DJANGO_SETTINGS_MODULE'</text:span><text:span text:style-name="T5">, </text:span><text:span text:style-name="T7">'chatbotdemo.settings'</text:span>)</text:p>
      <text:p text:style-name="P9">django.setup()</text:p>
      <text:p text:style-name="P9"><text:span text:style-name="T5">from </text:span>yowsup.stacks <text:span text:style-name="T5">import </text:span>YowStackBuilder</text:p>
      <text:p text:style-name="P9"><text:span text:style-name="T5">from </text:span>yowsup.layers.auth <text:span text:style-name="T5">import </text:span>AuthError</text:p>
      <text:p text:style-name="P9"><text:span text:style-name="T5">from </text:span>yowsup.layers <text:span text:style-name="T5">import </text:span>YowLayerEvent</text:p>
      <text:p text:style-name="P9"><text:span text:style-name="T5">from </text:span>yowsup.layers.network <text:span text:style-name="T5">import </text:span>YowNetworkLayer</text:p>
      <text:p text:style-name="P9"><text:span text:style-name="T5">from </text:span>yowsup.layers.interface <text:span text:style-name="T5">import </text:span>YowInterfaceLayer<text:span text:style-name="T5">, </text:span>ProtocolEntityCallback</text:p>
      <text:p text:style-name="P9"><text:span text:style-name="T5">from </text:span>adminapp.views <text:span text:style-name="T5">import </text:span>*</text:p>
      <text:p text:style-name="P9"><text:span text:style-name="T5">import </text:span>re</text:p>
      <text:p text:style-name="P9"><text:span text:style-name="T5">class </text:span>EchoLayer(YowInterfaceLayer):</text:p>
      <text:p text:style-name="P8"><text:s text:c="4"/><text:span text:style-name="T11">@ProtocolEntityCallback</text:span><text:span text:style-name="T10">(</text:span><text:span text:style-name="T8">"message"</text:span><text:span text:style-name="T10">)</text:span></text:p>
      <text:p text:style-name="P8"><text:s text:c="4"/><text:span text:style-name="T6">def </text:span><text:span text:style-name="T12">onMessage</text:span><text:span text:style-name="T10">(</text:span><text:span text:style-name="T13">self</text:span><text:span text:style-name="T6">, </text:span><text:span text:style-name="T10">messageProtocolEntity):</text:span></text:p>
      <text:p text:style-name="P8"><text:s text:c="8"/><text:span text:style-name="T6">if </text:span><text:span text:style-name="T10">messageProtocolEntity.getType() == </text:span><text:span text:style-name="T8">'text'</text:span><text:span text:style-name="T10">:</text:span></text:p>
      <text:p text:style-name="P8"><text:s text:c="12"/><text:span text:style-name="T13">self</text:span><text:span text:style-name="T10">.onTextMessage(messageProtocolEntity)</text:span></text:p>
      <text:p text:style-name="P8"><text:s text:c="8"/><text:span text:style-name="T6">elif </text:span><text:span text:style-name="T10">messageProtocolEntity.getType() == </text:span><text:span text:style-name="T8">'media'</text:span><text:span text:style-name="T10">:</text:span></text:p>
      <text:p text:style-name="P8"><text:s text:c="12"/><text:span text:style-name="T13">self</text:span><text:span text:style-name="T10">.onMediaMessage(messageProtocolEntity)</text:span></text:p>
      <text:p text:style-name="P8"><text:s text:c="8"/><text:span text:style-name="T6">print </text:span><text:span text:style-name="T8">"shrutiMessage Received"</text:span></text:p>
      <text:p text:style-name="P8"><text:span text:style-name="T7"><text:s text:c="8"/></text:span><text:span text:style-name="T10">message_body = messageProtocolEntity.getBody()</text:span></text:p>
      <text:p text:style-name="P8"><text:s text:c="8"/><text:span text:style-name="T10">a = process_request(message_body</text:span><text:span text:style-name="T6">, </text:span><text:span text:style-name="T10">messageProtocolEntity.getTo()</text:span><text:span text:style-name="T6">, </text:span><text:span text:style-name="T10">messageProtocolEntity.getFrom())</text:span></text:p>
      <text:p text:style-name="P8"><text:span text:style-name="T14"><text:s text:c="8"/></text:span><text:span text:style-name="T6">print </text:span><text:span text:style-name="T10">a</text:span></text:p>
      <text:p text:style-name="P8"><text:s text:c="8"/><text:span text:style-name="T10">a = re.sub(</text:span><text:span text:style-name="T16">u"x_star"</text:span><text:span text:style-name="T6">, </text:span><text:span text:style-name="T16">u"</text:span><text:span text:style-name="T6">\u2B50</text:span><text:span text:style-name="T16">"</text:span><text:span text:style-name="T6">, </text:span><text:span text:style-name="T10">a)</text:span></text:p>
      <text:p text:style-name="P8"><text:s text:c="8"/><text:span text:style-name="T10">response_text = a</text:span></text:p>
      <text:p text:style-name="P8"><text:s text:c="8"/><text:span text:style-name="T6">if </text:span><text:span text:style-name="T10">response_text </text:span><text:span text:style-name="T6">is not </text:span><text:span text:style-name="T18">None</text:span><text:span text:style-name="T10">:</text:span></text:p>
      <text:p text:style-name="P8"><text:s text:c="12"/><text:span text:style-name="T10">messageProtocolEntity.setBody(response_text)</text:span></text:p>
      <text:p text:style-name="P8"><text:s text:c="12"/><text:span text:style-name="T13">self</text:span><text:span text:style-name="T10">.toLower(messageProtocolEntity.forward(messageProtocolEntity.getFrom()))</text:span></text:p>
      <text:p text:style-name="P8"><text:s text:c="12"/><text:span text:style-name="T13">self</text:span><text:span text:style-name="T10">.toLower(messageProtocolEntity.ack())</text:span></text:p>
      <text:p text:style-name="P8"><text:s text:c="12"/><text:span text:style-name="T13">self</text:span><text:span text:style-name="T10">.toLower(messageProtocolEntity.ack(</text:span><text:span text:style-name="T18">True</text:span><text:span text:style-name="T10">))</text:span></text:p>
      <text:p text:style-name="P8"><text:s text:c="4"/><text:span text:style-name="T11">@ProtocolEntityCallback</text:span><text:span text:style-name="T10">(</text:span><text:span text:style-name="T8">"receipt"</text:span><text:span text:style-name="T10">)</text:span></text:p>
      <text:p text:style-name="P8"><text:s text:c="4"/><text:span text:style-name="T6">def </text:span><text:span text:style-name="T12">onReceipt</text:span><text:span text:style-name="T10">(</text:span><text:span text:style-name="T13">self</text:span><text:span text:style-name="T6">, </text:span><text:span text:style-name="T10">entity):</text:span></text:p>
      <text:p text:style-name="P8"><text:s text:c="8"/><text:span text:style-name="T13">self</text:span><text:span text:style-name="T10">.toLower(entity.ack())</text:span></text:p>
      <text:p text:style-name="P8"><text:s text:c="4"/><text:span text:style-name="T6">def </text:span><text:span text:style-name="T12">onTextMessage</text:span><text:span text:style-name="T10">(</text:span><text:span text:style-name="T13">self</text:span><text:span text:style-name="T6">,</text:span><text:span text:style-name="T10">messageProtocolEntity):</text:span></text:p>
      <text:p text:style-name="P8"><text:s text:c="8"/><text:span text:style-name="T15"># just print info</text:span></text:p>
      <text:p text:style-name="P8"><text:span text:style-name="T14"><text:s text:c="8"/></text:span><text:span text:style-name="T6">print</text:span><text:span text:style-name="T10">(</text:span><text:span text:style-name="T8">"Echoing %s to %s" </text:span><text:span text:style-name="T10">% (messageProtocolEntity.getBody()</text:span><text:span text:style-name="T6">, </text:span><text:span text:style-name="T10">messageProtocolEntity.getFrom(</text:span><text:span text:style-name="T18">False</text:span><text:span text:style-name="T10">)))</text:span></text:p>
      <text:p text:style-name="P8"><text:s text:c="4"/><text:span text:style-name="T6">def </text:span><text:span text:style-name="T12">onMediaMessage</text:span><text:span text:style-name="T10">(</text:span><text:span text:style-name="T13">self</text:span><text:span text:style-name="T6">, </text:span><text:span text:style-name="T10">messageProtocolEntity):</text:span></text:p>
      <text:p text:style-name="P8"><text:s text:c="8"/><text:span text:style-name="T15"># just print info</text:span></text:p>
      <text:p text:style-name="P8"><text:span text:style-name="T14"><text:s text:c="8"/></text:span><text:span text:style-name="T6">if </text:span><text:span text:style-name="T10">messageProtocolEntity.getMediaType() == </text:span><text:span text:style-name="T8">"image"</text:span><text:span text:style-name="T10">:</text:span></text:p>
      <text:p text:style-name="P8"><text:s text:c="12"/><text:span text:style-name="T6">print</text:span><text:span text:style-name="T10">(</text:span><text:span text:style-name="T8">"Echoing image %s to %s" </text:span><text:span text:style-name="T10">% (messageProtocolEntity.url</text:span><text:span text:style-name="T6">, </text:span><text:span text:style-name="T10">messageProtocolEntity.getFrom(</text:span><text:span text:style-name="T18">False</text:span><text:span text:style-name="T10">)))</text:span></text:p>
      <text:p text:style-name="P8"><text:soft-page-break/><text:s text:c="8"/><text:span text:style-name="T6">elif </text:span><text:span text:style-name="T10">messageProtocolEntity.getMediaType() == </text:span><text:span text:style-name="T8">"location"</text:span><text:span text:style-name="T10">:</text:span></text:p>
      <text:p text:style-name="P8"><text:s text:c="12"/><text:span text:style-name="T6">print</text:span><text:span text:style-name="T10">(</text:span><text:span text:style-name="T8">"Echoing location (%s, %s) to %s" </text:span><text:span text:style-name="T10">% (messageProtocolEntity.getLatitude()</text:span><text:span text:style-name="T6">, </text:span><text:span text:style-name="T10">messageProtocolEntity.getLongitude()</text:span><text:span text:style-name="T6">, </text:span><text:span text:style-name="T10">messageProtocolEntity.getFrom(</text:span><text:span text:style-name="T18">False</text:span><text:span text:style-name="T10">)))</text:span></text:p>
      <text:p text:style-name="P8"><text:s text:c="8"/><text:span text:style-name="T6">elif </text:span><text:span text:style-name="T10">messageProtocolEntity.getMediaType() == </text:span><text:span text:style-name="T8">"vcard"</text:span><text:span text:style-name="T10">:</text:span></text:p>
      <text:p text:style-name="P8"><text:s text:c="12"/><text:span text:style-name="T6">print</text:span><text:span text:style-name="T10">(</text:span><text:span text:style-name="T8">"Echoing vcard (%s, %s) to %s" </text:span><text:span text:style-name="T10">% (messageProtocolEntity.getName()</text:span><text:span text:style-name="T6">, </text:span><text:span text:style-name="T10">messageProtocolEntity.getCardData()</text:span><text:span text:style-name="T6">, </text:span><text:span text:style-name="T10">messageProtocolEntity.getFrom(</text:span><text:span text:style-name="T18">False</text:span><text:span text:style-name="T10">)))</text:span></text:p>
      <text:p text:style-name="P9"><text:span text:style-name="T5">class </text:span>YowsupEchoStack(<text:span text:style-name="T17">object</text:span>):</text:p>
      <text:p text:style-name="P8"><text:s text:c="4"/><text:span text:style-name="T6">def </text:span><text:span text:style-name="T19">__init__</text:span><text:span text:style-name="T10">(</text:span><text:span text:style-name="T13">self</text:span><text:span text:style-name="T6">, </text:span><text:span text:style-name="T10">credentials</text:span><text:span text:style-name="T6">, </text:span><text:span text:style-name="T10">encryptionEnabled = </text:span><text:span text:style-name="T18">True</text:span><text:span text:style-name="T10">):</text:span></text:p>
      <text:p text:style-name="P8"><text:s text:c="8"/><text:span text:style-name="T10">stackBuilder = YowStackBuilder()</text:span></text:p>
      <text:p text:style-name="P8"><text:s text:c="8"/><text:span text:style-name="T13">self</text:span><text:span text:style-name="T10">.stack = stackBuilder\</text:span></text:p>
      <text:p text:style-name="P8"><text:s text:c="12"/><text:span text:style-name="T10">.pushDefaultLayers(encryptionEnabled)\</text:span></text:p>
      <text:p text:style-name="P8"><text:s text:c="12"/><text:span text:style-name="T10">.push(EchoLayer)\</text:span></text:p>
      <text:p text:style-name="P8"><text:s text:c="12"/><text:span text:style-name="T10">.build()</text:span></text:p>
      <text:p text:style-name="P8"><text:s text:c="8"/><text:span text:style-name="T13">self</text:span><text:span text:style-name="T10">.stack.setCredentials(credentials)</text:span></text:p>
      <text:p text:style-name="P8"><text:s text:c="4"/><text:span text:style-name="T6">def </text:span><text:span text:style-name="T12">start</text:span><text:span text:style-name="T10">(</text:span><text:span text:style-name="T13">self</text:span><text:span text:style-name="T10">):</text:span></text:p>
      <text:p text:style-name="P8"><text:s text:c="8"/><text:span text:style-name="T13">self</text:span><text:span text:style-name="T10">.stack.broadcastEvent(YowLayerEvent(YowNetworkLayer.EVENT_STATE_CONNECT))</text:span></text:p>
      <text:p text:style-name="P8"><text:s text:c="8"/><text:span text:style-name="T6">try</text:span><text:span text:style-name="T10">:</text:span></text:p>
      <text:p text:style-name="P8"><text:s text:c="12"/><text:span text:style-name="T13">self</text:span><text:span text:style-name="T10">.stack.loop()</text:span></text:p>
      <text:p text:style-name="P8"><text:s text:c="8"/><text:span text:style-name="T6">except </text:span><text:span text:style-name="T10">AuthError </text:span><text:span text:style-name="T6">as </text:span><text:span text:style-name="T10">e:</text:span></text:p>
      <text:p text:style-name="P8"><text:s text:c="12"/><text:span text:style-name="T6">print</text:span><text:span text:style-name="T10">(</text:span><text:span text:style-name="T8">"Authentication Error: %s" </text:span><text:span text:style-name="T10">% e.message)</text:span></text:p>
      <text:p text:style-name="P9"><text:span text:style-name="T5">if </text:span>__name__ == <text:span text:style-name="T7">"__main__"</text:span>:</text:p>
      <text:p text:style-name="P8"><text:s text:c="4"/><text:span text:style-name="T10">credentials = (</text:span><text:span text:style-name="T8">"</text:span><text:span text:style-name="T9">919011722675</text:span><text:span text:style-name="T8">"</text:span><text:span text:style-name="T6">, </text:span><text:span text:style-name="T8">"Uz4WBUunlAOoNxo2ajBBOpjAzF8="</text:span><text:span text:style-name="T10">)</text:span></text:p>
      <text:p text:style-name="P8"><text:span text:style-name="T14"><text:s text:c="4"/></text:span><text:span text:style-name="T10">echo = YowsupEchoStack(credentials)</text:span></text:p>
      <text:p text:style-name="P8"><text:s text:c="4"/><text:span text:style-name="T10">echo.start()</text:span></text:p>
      <text:p text:style-name="P7"/>
      <text:p text:style-name="Standard">Above Code Snippet is a complete implementation of Yowsup library.</text:p>
      <text:p text:style-name="Standard"/>
      <text:p text:style-name="Standard">Our one of the project need it as the base for our feature to run.</text:p>
      <text:p text:style-name="Standard"/>
      <text:p text:style-name="Standard">I studied the completely library and implemented above script with unserstanding not only the flow and logic but also the newtwork layer protocols which help user to transfer data from one place to </text:p>
      <text:p text:style-name="Standard">another.</text:p>
      <text:p text:style-name="Standard"/>
      <text:p text:style-name="Standard">Was a challanging as i did all self. And to tweek the Yowsup API was the tedious job. As it works on only one way . But out requirment was to make it work for tboth the was. I m still working o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8:39:45.046107330</meta:creation-date>
    <dc:date>2017-12-17T02:15:09.486887246</dc:date>
    <meta:editing-duration>PT18M36S</meta:editing-duration>
    <meta:editing-cycles>3</meta:editing-cycles>
    <meta:generator>LibreOffice/5.1.6.2$Linux_X86_64 LibreOffice_project/10m0$Build-2</meta:generator>
    <meta:document-statistic meta:table-count="0" meta:image-count="0" meta:object-count="0" meta:page-count="2" meta:paragraph-count="70" meta:word-count="340" meta:character-count="3769" meta:non-whitespace-character-count="3109"/>
  </office:meta>
</office:document-meta>
</file>